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1-27T07:51:15" calcext:value-type="date">
            <text:p>2023-11-27 07:51:15</text:p>
          </table:table-cell>
          <table:table-cell table:style-name="ce22" office:value-type="date" office:date-value="2023-11-27" calcext:value-type="date">
            <text:p>2023-11-2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7H51M15S" calcext:value-type="time">
            <text:p>07:51:15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1-27T07:51:15" calcext:value-type="date">
            <text:p>2023-11-27 07:51:15</text:p>
          </table:table-cell>
          <table:table-cell table:style-name="ce23" office:value-type="date" office:date-value="2023-11-27" calcext:value-type="date">
            <text:p>2023-11-2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9H51M15S" calcext:value-type="time">
            <text:p>19:51:15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1-27T07:51:15" calcext:value-type="date">
            <text:p>2023-11-27 07:51:15</text:p>
          </table:table-cell>
          <table:table-cell table:style-name="ce24" office:value-type="date" office:date-value="2023-11-27" calcext:value-type="date">
            <text:p>2023-11-2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7H51M15S" calcext:value-type="time">
            <text:p>07:51:15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1-27T07:51:15" calcext:value-type="date">
            <text:p>2023-11-27 07:51:15</text:p>
          </table:table-cell>
          <table:table-cell table:style-name="ce25" office:value-type="date" office:date-value="2023-11-27" calcext:value-type="date">
            <text:p>2023-11-2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9H51M15S" calcext:value-type="time">
            <text:p>19:51:15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1-27T07:51:15" calcext:value-type="date">
            <text:p>2023-11-27 07:51:15</text:p>
          </table:table-cell>
          <table:table-cell table:style-name="ce26" office:value-type="date" office:date-value="2023-11-27" calcext:value-type="date">
            <text:p>2023-11-2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7H51M15S" calcext:value-type="time">
            <text:p>07:51:15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1-27T07:51:15" calcext:value-type="date">
            <text:p>2023-11-27 07:51:15</text:p>
          </table:table-cell>
          <table:table-cell table:style-name="ce27" office:value-type="date" office:date-value="2023-11-27" calcext:value-type="date">
            <text:p>2023-11-2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9H51M16S" calcext:value-type="time">
            <text:p>19:51:16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1-27T07:51:16" calcext:value-type="date">
            <text:p>2023-11-27 07:51:16</text:p>
          </table:table-cell>
          <table:table-cell table:style-name="ce28" office:value-type="date" office:date-value="2023-11-27" calcext:value-type="date">
            <text:p>2023-11-2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7H51M16S" calcext:value-type="time">
            <text:p>07:51:16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1-27T07:51:16" calcext:value-type="date">
            <text:p>2023-11-27 07:51:16</text:p>
          </table:table-cell>
          <table:table-cell table:style-name="ce29" office:value-type="date" office:date-value="2023-11-27" calcext:value-type="date">
            <text:p>2023-11-2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9H51M16S" calcext:value-type="time">
            <text:p>19:51:16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1-27T07:51:16" calcext:value-type="date">
            <text:p>2023-11-27 07:51:16</text:p>
          </table:table-cell>
          <table:table-cell table:style-name="ce30" office:value-type="date" office:date-value="2023-11-27" calcext:value-type="date">
            <text:p>2023-11-2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7H51M16S" calcext:value-type="time">
            <text:p>07:51:16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1-27T07:51:16" calcext:value-type="date">
            <text:p>2023-11-27 07:51:16</text:p>
          </table:table-cell>
          <table:table-cell table:style-name="ce31" office:value-type="date" office:date-value="2023-11-27" calcext:value-type="date">
            <text:p>2023-11-2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9H51M16S" calcext:value-type="time">
            <text:p>19:51:16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1-27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3-11-27T07:51:16" calcext:value-type="date">
            <text:p>2023-11-27 07:51:16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3-11-27T07:51:16" calcext:value-type="date">
            <text:p>2023-11-27 07:51:16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3-11-27T07:51:16" calcext:value-type="date">
            <text:p>2023-11-27 07:51:16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331242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185" calcext:value-type="float">
            <text:p>185</text:p>
          </table:table-cell>
          <table:table-cell office:value-type="float" office:value="0.624589" calcext:value-type="float">
            <text:p>0,62</text:p>
          </table:table-cell>
          <table:table-cell office:value-type="float" office:value="0.00338019251336898" calcext:value-type="float">
            <text:p>0,003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8523" calcext:value-type="float">
            <text:p>0,09</text:p>
          </table:table-cell>
          <table:table-cell office:value-type="float" office:value="0.00608785714285714" calcext:value-type="float">
            <text:p>0,006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47515" calcext:value-type="float">
            <text:p>0,05</text:p>
          </table:table-cell>
          <table:table-cell office:value-type="float" office:value="0.00395958333333333" calcext:value-type="float">
            <text:p>0,003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75923" calcext:value-type="float">
            <text:p>0,08</text:p>
          </table:table-cell>
          <table:table-cell office:value-type="float" office:value="0.00843588888888889" calcext:value-type="float">
            <text:p>0,008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208806" calcext:value-type="float">
            <text:p>0,21</text:p>
          </table:table-cell>
          <table:table-cell office:value-type="float" office:value="0.0417612" calcext:value-type="float">
            <text:p>0,041761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25" calcext:value-type="float">
            <text:p>225</text:p>
          </table:table-cell>
          <table:table-cell table:style-name="ce87" table:formula="of:=SUM([.C4:.C8])" office:value-type="float" office:value="1.042063" calcext:value-type="float">
            <text:p>1,04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07:51:14.7461291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07:51:14</meta:creation-date>
    <meta:generator>LibreOffice/7.5.8.2$Linux_X86_64 LibreOffice_project/50$Build-2</meta:generator>
    <meta:editing-duration>PT2S</meta:editing-duration>
    <meta:editing-cycles>2</meta:editing-cycles>
    <meta:initial-creator>Turulomio</meta:initial-creator>
    <dc:description>This file have been generated with UnoGenerator-0.37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3-11-27T07:51:17.440789639</dc:date>
    <dc:title>UnoGenerator ODS example</dc:title>
    <meta:document-statistic meta:table-count="9" meta:cell-count="3414" meta:object-count="0"/>
  </office:meta>
</office:document-meta>
</file>